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A000002AF141164E4EA1482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Grafik 18" text:anchor-type="as-char" svg:width="15.637cm" svg:height="12.13cm" draw:z-index="0"><draw:image xlink:href="Pictures/100000000000033A000002AF141164E4EA1482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11:56:27.564438799</meta:creation-date>
    <dc:date>2023-02-02T11:56:39.652805265</dc:date>
    <meta:editing-duration>PT12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6.4.7.2$Linux_X86_64 LibreOffice_project/40$Build-2</meta:generator>
  </office:meta>
</office:document-meta>
</file>